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720000009B428C9716555D80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9f43d" officeooo:paragraph-rsid="05e7cc16"/>
    </style:style>
    <style:style style:name="P2" style:family="paragraph" style:parent-style-name="Standard">
      <style:text-properties fo:language="ru" fo:country="RU" fo:font-style="normal" style:text-underline-style="none" fo:font-weight="normal" officeooo:rsid="0019f43d" officeooo:paragraph-rsid="1356b3d8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language="ru" fo:country="RU" officeooo:rsid="1327ae62" officeooo:paragraph-rsid="16da3a64"/>
    </style:style>
    <style:style style:name="P4" style:family="paragraph" style:parent-style-name="Standard">
      <style:text-properties style:text-position="0% 100%" fo:language="ru" fo:country="RU" fo:font-style="normal" style:text-underline-style="none" fo:font-weight="normal" officeooo:rsid="1459e819" officeooo:paragraph-rsid="1459e819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text-position="0% 100%" fo:language="ru" fo:country="RU" fo:font-style="normal" style:text-underline-style="none" fo:font-weight="normal" officeooo:rsid="1728bf5c" officeooo:paragraph-rsid="1728bf5c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0e9063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0fdc73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50797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549fc9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8141d8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856a7b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87564a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8d0a1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8d866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8fd146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98250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99e832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9ffab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cd6837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text-position="0% 100%" fo:language="ru" fo:country="RU" fo:font-style="normal" style:text-underline-style="none" fo:font-weight="normal" officeooo:rsid="19176bd1" officeooo:paragraph-rsid="1937bfe4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text-position="0% 100%" fo:language="ru" fo:country="RU" fo:font-style="normal" style:text-underline-style="none" fo:font-weight="normal" officeooo:rsid="19398c40" officeooo:paragraph-rsid="193d64b4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text-position="0% 100%" fo:language="ru" fo:country="RU" fo:font-style="normal" style:text-underline-style="none" fo:font-weight="normal" officeooo:rsid="1940ef7d" officeooo:paragraph-rsid="194b7624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text-position="0% 100%" fo:language="ru" fo:country="RU" fo:font-style="normal" style:text-underline-style="none" fo:font-weight="normal" officeooo:rsid="1954ae1c" officeooo:paragraph-rsid="1954ae1c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text-position="0% 100%" fo:language="ru" fo:country="RU" fo:font-style="normal" style:text-underline-style="none" fo:font-weight="normal" officeooo:rsid="1962f22f" officeooo:paragraph-rsid="19654230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text-position="0% 100%" fo:language="ru" fo:country="RU" fo:font-style="normal" style:text-underline-style="none" fo:font-weight="normal" officeooo:rsid="196acea3" officeooo:paragraph-rsid="196acea3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text-position="0% 100%" fo:language="ru" fo:country="RU" fo:font-style="normal" style:text-underline-style="none" fo:font-weight="normal" officeooo:rsid="196b0622" officeooo:paragraph-rsid="197730c7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text-position="0% 100%" fo:language="ru" fo:country="RU" fo:font-style="normal" style:text-underline-style="none" fo:font-weight="normal" officeooo:rsid="197c5c93" officeooo:paragraph-rsid="197c5c93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text-position="0% 100%" fo:language="ru" fo:country="RU" fo:font-style="normal" style:text-underline-style="none" fo:font-weight="normal" officeooo:rsid="19865c7b" officeooo:paragraph-rsid="19865c7b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text-position="0% 100%" fo:language="ru" fo:country="RU" fo:font-style="normal" style:text-underline-style="none" fo:font-weight="normal" officeooo:rsid="19943349" officeooo:paragraph-rsid="19943349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text-position="0% 100%" fo:language="ru" fo:country="RU" fo:font-style="normal" style:text-underline-style="none" fo:font-weight="normal" officeooo:rsid="19a1cd16" officeooo:paragraph-rsid="19a1cd16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text-position="0% 100%" fo:language="ru" fo:country="RU" fo:font-style="normal" style:text-underline-style="none" fo:font-weight="normal" officeooo:rsid="19b0d6c3" officeooo:paragraph-rsid="19b89d49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text-position="0% 100%" fo:language="ru" fo:country="RU" fo:font-style="normal" style:text-underline-style="none" fo:font-weight="normal" officeooo:rsid="19bb02e6" officeooo:paragraph-rsid="19bb02e6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text-position="0% 100%" fo:language="ru" fo:country="RU" fo:font-style="normal" style:text-underline-style="none" fo:font-weight="normal" officeooo:rsid="19bb5055" officeooo:paragraph-rsid="19bca3f9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text-position="0% 100%" fo:language="ru" fo:country="RU" fo:font-style="normal" style:text-underline-style="none" fo:font-weight="normal" officeooo:rsid="19c3aa5f" officeooo:paragraph-rsid="19c3aa5f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text-position="0% 100%" fo:language="ru" fo:country="RU" fo:font-style="normal" style:text-underline-style="none" fo:font-weight="normal" officeooo:rsid="19c3aa5f" officeooo:paragraph-rsid="19c8d83a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text-position="0% 100%" fo:language="ru" fo:country="RU" fo:font-style="normal" style:text-underline-style="none" fo:font-weight="normal" officeooo:rsid="19cd6837" officeooo:paragraph-rsid="19cd6837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left="0.9846in" fo:margin-right="0in" fo:text-indent="0in" style:auto-text-indent="false"/>
      <style:text-properties style:text-position="0% 100%" fo:language="ru" fo:country="RU" fo:font-style="normal" style:text-underline-style="none" fo:font-weight="normal" officeooo:rsid="19b9edff" officeooo:paragraph-rsid="19b9edff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margin-left="0.9846in" fo:margin-right="0in" fo:text-indent="0in" style:auto-text-indent="false"/>
      <style:text-properties style:text-position="0% 100%" fo:language="ru" fo:country="RU" fo:font-style="normal" style:text-underline-style="none" fo:font-weight="normal" officeooo:rsid="19bb02e6" officeooo:paragraph-rsid="19bb02e6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margin-left="0.9846in" fo:margin-right="0in" fo:text-indent="0in" style:auto-text-indent="false"/>
      <style:text-properties style:text-position="0% 100%" fo:language="ru" fo:country="RU" fo:font-style="normal" style:text-underline-style="none" fo:font-weight="normal" officeooo:rsid="0019f43d" officeooo:paragraph-rsid="19cd6837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text-position="0% 100%" fo:language="ru" fo:country="RU" fo:font-style="normal" style:text-underline-style="none" fo:font-weight="normal" officeooo:rsid="19be55df" officeooo:paragraph-rsid="19bf6fe8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text-position="0% 100%" fo:language="ru" fo:country="RU" fo:font-style="normal" style:text-underline-style="none" fo:font-weight="normal" officeooo:rsid="18f745de" officeooo:paragraph-rsid="19ce4ede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text-position="0% 100%" fo:language="ru" fo:country="RU" fo:font-style="normal" style:text-underline-style="none" fo:font-weight="normal" officeooo:rsid="19cd9372" officeooo:paragraph-rsid="19cd9372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text-position="0% 100%" fo:language="ru" fo:country="RU" fo:font-style="normal" style:text-underline-style="none" fo:font-weight="normal" officeooo:rsid="19d1c00a" officeooo:paragraph-rsid="19d1c00a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text-position="0% 100%" fo:language="ru" fo:country="RU" fo:font-style="normal" style:text-underline-style="none" fo:font-weight="normal" officeooo:rsid="19d375ae" officeooo:paragraph-rsid="19d472cc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text-position="0% 100%" fo:language="ru" fo:country="RU" fo:font-style="normal" style:text-underline-style="none" fo:font-weight="normal" officeooo:rsid="19dcf39d" officeooo:paragraph-rsid="19dcf39d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text-position="0% 100%" fo:language="ru" fo:country="RU" fo:font-style="normal" style:text-underline-style="none" fo:font-weight="normal" officeooo:rsid="19df35a6" officeooo:paragraph-rsid="19df35a6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e09aed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e44d27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e4e40c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e8c761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ec800f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f2dce5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f7b0c1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a013591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a0387b0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style:text-position="0% 100%" fo:language="ru" fo:country="RU" fo:font-style="normal" style:text-underline-style="none" fo:font-weight="normal" officeooo:rsid="19e09aed" officeooo:paragraph-rsid="19e09aed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text-position="0% 100%" fo:language="ru" fo:country="RU" fo:font-style="normal" style:text-underline-style="none" fo:font-weight="normal" officeooo:rsid="19ee721b" officeooo:paragraph-rsid="19f05845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style:text-position="0% 100%" fo:language="ru" fo:country="RU" fo:font-style="normal" style:text-underline-style="none" fo:font-weight="normal" officeooo:rsid="1a03bae6" officeooo:paragraph-rsid="1a08eb27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style:text-position="0% 100%" fo:language="ru" fo:country="RU" fo:font-style="normal" style:text-underline-style="none" fo:font-weight="normal" officeooo:rsid="1a181298" officeooo:paragraph-rsid="1a28ecfa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style:text-position="0% 100%" fo:language="ru" fo:country="RU" fo:font-style="normal" style:text-underline-style="none" fo:font-weight="normal" officeooo:rsid="1a181298" officeooo:paragraph-rsid="1a2f0883" style:font-style-asian="normal" style:font-weight-asian="normal" style:font-style-complex="normal" style:font-weight-complex="normal"/>
    </style:style>
    <style:style style:name="T1" style:family="text">
      <style:text-properties officeooo:rsid="0019f43d"/>
    </style:style>
    <style:style style:name="T2" style:family="text">
      <style:text-properties officeooo:rsid="19075735"/>
    </style:style>
    <style:style style:name="T3" style:family="text">
      <style:text-properties officeooo:rsid="190fdc73"/>
    </style:style>
    <style:style style:name="T4" style:family="text">
      <style:text-properties officeooo:rsid="19190748"/>
    </style:style>
    <style:style style:name="T5" style:family="text">
      <style:text-properties officeooo:rsid="193af2e4"/>
    </style:style>
    <style:style style:name="T6" style:family="text">
      <style:text-properties officeooo:rsid="194170cd"/>
    </style:style>
    <style:style style:name="T7" style:family="text">
      <style:text-properties officeooo:rsid="194b7624"/>
    </style:style>
    <style:style style:name="T8" style:family="text">
      <style:text-properties officeooo:rsid="194eec45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194eec45" style:font-style-asian="italic" style:font-style-complex="italic"/>
    </style:style>
    <style:style style:name="T11" style:family="text">
      <style:text-properties fo:font-style="italic" officeooo:rsid="1954e59f" style:font-style-asian="italic" style:font-style-complex="italic"/>
    </style:style>
    <style:style style:name="T12" style:family="text">
      <style:text-properties fo:font-style="italic" officeooo:rsid="19633827" style:font-style-asian="italic" style:font-style-complex="italic"/>
    </style:style>
    <style:style style:name="T13" style:family="text">
      <style:text-properties fo:font-style="italic" officeooo:rsid="197d604a" style:font-style-asian="italic" style:font-style-complex="italic"/>
    </style:style>
    <style:style style:name="T14" style:family="text">
      <style:text-properties fo:font-style="italic" officeooo:rsid="19803b00" style:font-style-asian="italic" style:font-style-complex="italic"/>
    </style:style>
    <style:style style:name="T15" style:family="text">
      <style:text-properties fo:font-style="italic" officeooo:rsid="198141d8" style:font-style-asian="italic" style:font-style-complex="italic"/>
    </style:style>
    <style:style style:name="T16" style:family="text">
      <style:text-properties fo:font-style="italic" officeooo:rsid="19856a7b" style:font-style-asian="italic" style:font-style-complex="italic"/>
    </style:style>
    <style:style style:name="T17" style:family="text">
      <style:text-properties fo:font-style="italic" officeooo:rsid="1987564a" style:font-style-asian="italic" style:font-style-complex="italic"/>
    </style:style>
    <style:style style:name="T18" style:family="text">
      <style:text-properties fo:font-style="italic" officeooo:rsid="1991c225" style:font-style-asian="italic" style:font-style-complex="italic"/>
    </style:style>
    <style:style style:name="T19" style:family="text">
      <style:text-properties fo:font-style="italic" officeooo:rsid="19948690" style:font-style-asian="italic" style:font-style-complex="italic"/>
    </style:style>
    <style:style style:name="T20" style:family="text">
      <style:text-properties fo:font-style="italic" officeooo:rsid="1995da27" style:font-style-asian="italic" style:font-style-complex="italic"/>
    </style:style>
    <style:style style:name="T21" style:family="text">
      <style:text-properties fo:font-style="italic" officeooo:rsid="1998250e" style:font-style-asian="italic" style:font-style-complex="italic"/>
    </style:style>
    <style:style style:name="T22" style:family="text">
      <style:text-properties fo:font-style="italic" officeooo:rsid="1999e832" style:font-style-asian="italic" style:font-style-complex="italic"/>
    </style:style>
    <style:style style:name="T23" style:family="text">
      <style:text-properties fo:font-style="italic" officeooo:rsid="19c5551f" style:font-style-asian="italic" style:font-style-complex="italic"/>
    </style:style>
    <style:style style:name="T24" style:family="text">
      <style:text-properties fo:font-style="italic" officeooo:rsid="19dd7feb" style:font-style-asian="italic" style:font-style-complex="italic"/>
    </style:style>
    <style:style style:name="T25" style:family="text">
      <style:text-properties fo:font-style="italic" officeooo:rsid="19f2dce5" style:font-style-asian="italic" style:font-style-complex="italic"/>
    </style:style>
    <style:style style:name="T26" style:family="text">
      <style:text-properties fo:font-style="italic" officeooo:rsid="1a1996e6" style:font-style-asian="italic" style:font-style-complex="italic"/>
    </style:style>
    <style:style style:name="T27" style:family="text">
      <style:text-properties officeooo:rsid="19507971"/>
    </style:style>
    <style:style style:name="T28" style:family="text">
      <style:text-properties officeooo:rsid="1952d0e5"/>
    </style:style>
    <style:style style:name="T29" style:family="text">
      <style:text-properties officeooo:rsid="19549fc9"/>
    </style:style>
    <style:style style:name="T30" style:family="text">
      <style:text-properties officeooo:rsid="1954e59f"/>
    </style:style>
    <style:style style:name="T31" style:family="text">
      <style:text-properties officeooo:rsid="19633827"/>
    </style:style>
    <style:style style:name="T32" style:family="text">
      <style:text-properties officeooo:rsid="196c8328"/>
    </style:style>
    <style:style style:name="T33" style:family="text">
      <style:text-properties officeooo:rsid="197d604a"/>
    </style:style>
    <style:style style:name="T34" style:family="text">
      <style:text-properties officeooo:rsid="19803b00"/>
    </style:style>
    <style:style style:name="T35" style:family="text">
      <style:text-properties officeooo:rsid="198141d8"/>
    </style:style>
    <style:style style:name="T36" style:family="text">
      <style:text-properties officeooo:rsid="1983db95"/>
    </style:style>
    <style:style style:name="T37" style:family="text">
      <style:text-properties officeooo:rsid="19856a7b"/>
    </style:style>
    <style:style style:name="T38" style:family="text">
      <style:text-properties officeooo:rsid="1987564a"/>
    </style:style>
    <style:style style:name="T39" style:family="text">
      <style:text-properties officeooo:rsid="198a524a"/>
    </style:style>
    <style:style style:name="T40" style:family="text">
      <style:text-properties officeooo:rsid="198bbc62"/>
    </style:style>
    <style:style style:name="T41" style:family="text">
      <style:text-properties officeooo:rsid="198d0a1d"/>
    </style:style>
    <style:style style:name="T42" style:family="text">
      <style:text-properties officeooo:rsid="198d8663"/>
    </style:style>
    <style:style style:name="T43" style:family="text">
      <style:text-properties officeooo:rsid="198fd146"/>
    </style:style>
    <style:style style:name="T44" style:family="text">
      <style:text-properties officeooo:rsid="19948690"/>
    </style:style>
    <style:style style:name="T45" style:family="text">
      <style:text-properties officeooo:rsid="19963606"/>
    </style:style>
    <style:style style:name="T46" style:family="text">
      <style:text-properties officeooo:rsid="1997cdca"/>
    </style:style>
    <style:style style:name="T47" style:family="text">
      <style:text-properties officeooo:rsid="1998250e"/>
    </style:style>
    <style:style style:name="T48" style:family="text">
      <style:text-properties officeooo:rsid="1999e832"/>
    </style:style>
    <style:style style:name="T49" style:family="text">
      <style:text-properties officeooo:rsid="199e7504"/>
    </style:style>
    <style:style style:name="T50" style:family="text">
      <style:text-properties officeooo:rsid="199ffab2"/>
    </style:style>
    <style:style style:name="T51" style:family="text">
      <style:text-properties officeooo:rsid="19a28d2f"/>
    </style:style>
    <style:style style:name="T52" style:family="text">
      <style:text-properties officeooo:rsid="19b16bb0"/>
    </style:style>
    <style:style style:name="T53" style:family="text">
      <style:text-properties officeooo:rsid="19bc92f4"/>
    </style:style>
    <style:style style:name="T54" style:family="text">
      <style:text-properties officeooo:rsid="19b9edff"/>
    </style:style>
    <style:style style:name="T55" style:family="text">
      <style:text-properties officeooo:rsid="19c5551f"/>
    </style:style>
    <style:style style:name="T56" style:family="text">
      <style:text-properties officeooo:rsid="19cd6837"/>
    </style:style>
    <style:style style:name="T57" style:family="text">
      <style:text-properties officeooo:rsid="19d04042"/>
    </style:style>
    <style:style style:name="T58" style:family="text">
      <style:text-properties officeooo:rsid="19d3c50c"/>
    </style:style>
    <style:style style:name="T59" style:family="text">
      <style:text-properties officeooo:rsid="19dd7feb"/>
    </style:style>
    <style:style style:name="T60" style:family="text">
      <style:text-properties officeooo:rsid="19e09aed"/>
    </style:style>
    <style:style style:name="T61" style:family="text">
      <style:text-properties officeooo:rsid="19e1cfcd"/>
    </style:style>
    <style:style style:name="T62" style:family="text">
      <style:text-properties officeooo:rsid="19e44d27"/>
    </style:style>
    <style:style style:name="T63" style:family="text">
      <style:text-properties officeooo:rsid="19e4e40c"/>
    </style:style>
    <style:style style:name="T64" style:family="text">
      <style:text-properties officeooo:rsid="19e8c761"/>
    </style:style>
    <style:style style:name="T65" style:family="text">
      <style:text-properties officeooo:rsid="19eaa6cd"/>
    </style:style>
    <style:style style:name="T66" style:family="text">
      <style:text-properties officeooo:rsid="19ec800f"/>
    </style:style>
    <style:style style:name="T67" style:family="text">
      <style:text-properties officeooo:rsid="19ee8d5a"/>
    </style:style>
    <style:style style:name="T68" style:family="text">
      <style:text-properties officeooo:rsid="19f2dce5"/>
    </style:style>
    <style:style style:name="T69" style:family="text">
      <style:text-properties officeooo:rsid="19f7b0c1"/>
    </style:style>
    <style:style style:name="T70" style:family="text">
      <style:text-properties officeooo:rsid="19f80ba0"/>
    </style:style>
    <style:style style:name="T71" style:family="text">
      <style:text-properties officeooo:rsid="1a013591"/>
    </style:style>
    <style:style style:name="T72" style:family="text">
      <style:text-properties officeooo:rsid="1a0387b0"/>
    </style:style>
    <style:style style:name="T73" style:family="text">
      <style:text-properties officeooo:rsid="1a1996e6"/>
    </style:style>
    <style:style style:name="T74" style:family="text">
      <style:text-properties officeooo:rsid="1a28ecf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ЙАААГГГГХХХХ<text:span text:style-name="T1">— Слотроп вскидывает свою ношу пальто, готов <text:s/>швырнуть и броситься наутёк, но майор лишь улыбается. «Привет, товарищ. Ты как раз вовремя для Атомного Чили от Двайна Марви! Двай движь стул ближе, садись, а? Яах-ха-ха-ха! Мала Как-там-её притопала»,– хихикает и лапает пока девочка размещает свою доставку в громадный навал мехов, что заполняет почти всю комнату,– «она типа грубит иногда. Надеюсь ты ж не думаешь, что мы тут что-то нарушаем, то есть в твоей зоне и всё такое».</text:span></text:p>
      <text:p text:style-name="P6">– <text:span text:style-name="T2">Совсем нет, майор,</text:span>– <text:span text:style-name="T2">подделывается под Русский акцент, получается на манер Бела Лугоши. Марви достаёт свой пропуск всё равно, большая часть написана от руки, тут и там пришлёпнуто печатью. Слотроп прижмуривается на рукописную кириллицу внизу и различает подпись Чичерина. «Ах</text:span>–<text:span text:style-name="T2">. Я взаимодействовал с полковником Чичериным раза два».</text:span></text:p>
      <text:p text:style-name="P7">– <text:span text:style-name="T3">Эй, слхал чёв Пенемюнде было? Куч х’сосов пришли и угнали Дер Шпрингера прям спод носа полковника. Ага. Дер Шпрингера знаш? Крутой гад, тварищ. Эт х’сос так въелся в меха не оставлят места свабод прпырнимателям как я да старина Чортов Чиклиц.</text:span></text:p>
      <text:p text:style-name="P20">Старина Чортов Чиклиц, чья мать назвала его Клейтоном, прятался за кипой норковых шапочек, целя .45 в живот Слотропа. «<text:span text:style-name="T4">Знаш, он окей, кореш»,– Марви орёт,– «Эй, там, несите нам ищ того шампанского, э!» Чиклиц почти такой же толстый как и Марви и носит очки в роговой оправе, а макушка его головы блстит как и лицо. Они стоят тут, охватив рукой плечи друга, два улыбающихся толстяка. «Иван, ты <text:s/>видишь 10000 калорий в день, вот тута»,– указывает большим пальцем на два брюха с подмигом.– «Этат Чиклиц хочит быть Королеским Младенчиком»,– и тут они оба разражаются хохотом. Чиклиц и вправду надумал как делать деньги на передислокации. Он вот-вот обтяпает со Спец Службами <text:s/>исключительный контракт на увеселения при пересечении экватора каждым кораблём для переброски войск, что меняет полушария. А сам Чиклиц будет Королевским Младенчиков на всех куда успеет, такое вписано условие. Он мечтает о поколениях пушечного мяса, что подползают на коленях, один за другим, приложиться поцелуем к его брюху, пока он заглатывает индюшачьи ножки и порции мороженого и вытирает свои пальцы о волосы этих головастиков. Официально он тут один из Американских промышленников при Тех-Силах, просматривает Германскую инженерию, особбенно секретные вооружения. А дома он владелец фабрики игрушек в Натли, штат Нью Джерси. Разве кто-то сможет забыть завоевавшего громадную популярность Сочного Япошку, наполняешь куклу кетчупом и тычешь штыком в любую из специальных прорезей и она разлетается на куски, всего 82, реалистично податливый пластик, по всей комнате? или-или Проныра Сэм, игра для развития навыков, где ты должен пристрелить Нгра прежде, чем тот сиганёт через забор с арбузом, вызов рефлексам мальчиков и девочек любого возраста? В текущий момент бизнес идёт сам собою, но Чиклиц держит прицел на будущее. Вот почему он проворачивает этот меховой бизнес, а Михельскирхе служит складом на целый регион. «Экономия. Надо сколотить капиталец, чтобы продержал меня»,– расплёскивает шампанское по золотым чашам для причастия,– «пока увидим как оно обернётся. Сам-то прикидываю очень большое имеется будущее у этих V-вооружениях. Большую будут давать прибыль». </text:span></text:p>
      <text:p text:style-name="P21">Старая церковь пахнет пролитым вином, <text:span text:style-name="T5">Американским потом, кордитом от недавней стрельбы, но это всё сырые недавние вторжения не сумевшие одолеть преобладающий Католический дух—ладан, воск, столетия кроткого блеяния устами паствы. Дети приходят и уходят, доставляют меха и забирают их, болтают с Людвигом и вскоре приглашают проверить вагоны на товарной станции. </text:span></text:p>
      <text:p text:style-name="P22">Всего в списке у Чиклица 30 детей. «<text:span text:style-name="T6">Моя мечта»,– признаётся он,– «отвезти всех этих детей домой в Америку, в Голливуд. По-моему, у них есть будущее в кино. Ты слышал про Сесила Б. Де Милла, кинопродюссера? Мой свояк с ним очень близок. Думаю, что смогу научить их пению или ещё там что, заключу групповой контракт с Де Миллем. Он сможет использовать их для настоящих крутых номеров, религиозные сцены, сцены оргий.— </text:span></text:p>
      <text:p text:style-name="P8"><text:soft-page-break/>– <text:span text:style-name="T7">Ха!</text:span>–<text:span text:style-name="T7"> Вскрикивает Марви, обливаясь шампанским, пуча глаза,</text:span>– <text:span text:style-name="T8">Ты замечтался по полной, корифан! Продаёшь этоих детей Де Миллу и будь уверен </text:span><text:span text:style-name="T10">петь</text:span><text:span text:style-name="T8"> им не придётся. Он использует этих х’сосиков как </text:span><text:span text:style-name="T10">рабов на галерах</text:span><text:span text:style-name="T8">! </text:span><text:span text:style-name="T10">Йах</text:span><text:span text:style-name="T8">-ха-ха</text:span>—<text:span text:style-name="T27">ага, они будут прикованы к вёслам, надрывать жопу и грести для старого Генри Вилкосона в сторону заката сражаться с теми Греками, Персами или кем там ещё. <text:s/>! </text:span></text:p>
      <text:p text:style-name="P9">– <text:span text:style-name="T28">Галерными рабами?</text:span>– <text:span text:style-name="T28">рычит Чиклиц</text:span>– <text:span text:style-name="T29">Да ни за что, Богом клянусь. Для Де Милла меховые шпингалеты на погребу!</text:span></text:p>
      <text:p text:style-name="P23">Сразу за городской чертой, останки батареи А-4, <text:span text:style-name="T30">брошенной где была, когда войска бежали на юг не попасть в клещи Британцев и Русских. Марви с Чиклицем отправляются взлянуть и Слотроп тоже приглашён. Но сперва тот вопрос с Атомным Чили Двайна Марви, который оказывается пробой мужества. Бутылка с шампанским под рукой, но запивать из неё сочтётся признаком слабости. Когда-то Слотроп клюнул бы, но теперь ему даже и думать не надо. Пока двое Американцев, ослепнув, испуская пылающими носами <text:s text:c="2"/>невероятные объёмы соплей, переживают то, что авторитетный Путеводитель Крохобора по Зоне именует «</text:span><text:span text:style-name="T11">Götterdämmerung</text:span><text:span text:style-name="T30"> слизистой оболочки», Слотроп сидит прихлёбывая шампанское как шипучку, кивает, улыбается, изредка говорит </text:span><text:span text:style-name="T11">da, da</text:span><text:span text:style-name="T30">, чтобы казаться не тем, кто он есть.</text:span></text:p>
      <text:p text:style-name="P24">Они выезжают в указанное место на зелёном, ухмылистом штабном Форде. <text:span text:style-name="T31">Марви, как только втиснулся за руль, тут же превращается в алкоманьяка—</text:span><text:span text:style-name="T12">иииииррррр с</text:span><text:span text:style-name="T31">палил резину, что хватило бы на гандоны для целой дивизии, с нуля на 70 прежде, чем стихло эхо, старается переехать велосипедистов налево и направо, разгоняя скотину, пока Чортов Чиклиц, с бутылкой шампанского в каждом кулаке, подгоняет его—Марви ревёт «Роза Сан Антонья», его люббуму песню, Чиклиц вопит через окно наставления, типа «Не подъёбывай Малого, а то вместо Ёбаря будешь Заёбаным», что продолжается какое-то время и вызывает лишь пару-другую изумлённых Фашистских салютов от старушек и детворы на обочине.</text:span></text:p>
      <text:p text:style-name="P25">Площадка это выгорелый круг зарастающий зеленью новой травы, посреди рощицы буков и ольхи. </text:p>
      <text:p text:style-name="P26">Металл камуфляжного окраса молча стоит среди призрачной толпы запоздалых одуванчиков, <text:span text:style-name="T32">серые головы совместно кивают в ожидании светящегося ветра, что сорвёт их в сторону моря, понесёт в Данию и во все точки Зоны. Всё растащено. Машины вернулись к <text:s/>выпотрошенному дизайну их изначальных спецификаций, хотя всё ещё чувствуется запах бензина и смазки. Незабудки растут безудержно синим безудержно жёлтым в путанице проводов и шлангов. Ласточки свили гнездо в машине управления, а паук начал заполнять переплёты подъёмника Meillerwagen’а своей паутиной. «Блядь»,– грит майор Марви,– «ёбаные Руски всё поразграбляли, без обид, товаришш». Они протаптывают тропу через зелёные и пурпурные травы. Контрольные вехи, каждая с прибитым сверху клочком белого, всё ещё тянутся цепочкой к передатчику сигнала направления. На восток. Стало быть то были Русские, кого они пытались остановить….</text:span></text:p>
      <text:p text:style-name="P27">Красный, белый, синий мелькают из пыли на полу машины управления <text:span text:style-name="T33">полётом. Слотроп припадает на одно колено. Мандала </text:span><text:span text:style-name="T13">Schwarzkommando</text:span><text:span text:style-name="T33">: KEZVH. Он поднимает взгляд к хитрой толстогубой улыбке Марви.</text:span></text:p>
      <text:p text:style-name="P10">– <text:span text:style-name="T34">Да канешна. Как я не понил. На тибе ж </text:span><text:span text:style-name="T14">пагонав</text:span><text:span text:style-name="T34"> нету. Яснааа… ты типа Совейская КонРазведка. Ага ж?</text:span>– <text:span text:style-name="T34">Слотроп отводит глаза.</text:span>– <text:span text:style-name="T34">Эй. Эй, кавоты хошь набуть? А?</text:span>– <text:span text:style-name="T35">Улыбка исчезает,</text:span>– <text:span text:style-name="T35">Оп-па-а-а, тебя ж не полковник Чичерин падаслал. Он ещё </text:span><text:span text:style-name="T15">тот</text:span><text:span text:style-name="T35"> Руски.</text:span></text:p>
      <text:p text:style-name="P11">– <text:span text:style-name="T36">Поверьте,</text:span>– <text:span text:style-name="T36">подъемля мандалу, крест против вампира,</text:span>– <text:span text:style-name="T37">мой единственный интерес разобраться с проблемой </text:span><text:span text:style-name="T16">этих</text:span><text:span text:style-name="T37"> чёрных дьяволов.</text:span></text:p>
      <text:p text:style-name="P28">Улыбка возвращается, толстая пятерня ложится на локоть Слотропу. «<text:span text:style-name="T38">Вы нагатовилися их покаруселить, как падайдут ищо таваришши?»</text:span></text:p>
      <text:p text:style-name="P12">– <text:span text:style-name="T38">Покаруселить? Я не совсем понимаю о чём</text:span>—</text:p>
      <text:p text:style-name="P13"><text:soft-page-break/>– <text:span text:style-name="T17">Ты</text:span><text:span text:style-name="T38"> точна знаш. Канчай. Да эти ж </text:span><text:span text:style-name="T17">чёрномазики</text:span><text:span text:style-name="T38"> стоят лагерем за городам! Эй, Иван, эт </text:span><text:span text:style-name="T17">чёрт дери</text:span><text:span text:style-name="T38"> забава будет! Я сёдни цел день начищал сваво Кольта,</text:span>– <text:span text:style-name="T39">поглаживает свой пистолет в кобуре.</text:span>– <text:span text:style-name="T40">Забацаю сибе шапачку из чёрной кожи какова-то с те х’сосов и я те ни скажу кака его запчасть будит балтаца спозади, а? Ха?</text:span>– <text:span text:style-name="T41">И это так взвеселяет Чортова Чиклица, что готов задохнуться от смеха.</text:span></text:p>
      <text:p text:style-name="P14">– <text:span text:style-name="T42">Вообще-то,</text:span>– <text:span text:style-name="T42">Слотроп изобретает по ходу того, как говорит,</text:span>– <text:span text:style-name="T42">моя миссия в разведывательной координации,</text:span>– <text:span text:style-name="T42">хрен его знает, что это значит,</text:span>– <text:span text:style-name="T42">в подобных операциях. Моя задача тут, фактически, разведать позиции врага.</text:span></text:p>
      <text:p text:style-name="P15">– <text:span text:style-name="T43">Враг, этта тошна,</text:span>– <text:span text:style-name="T43">кивает Чиклиц.</text:span>– <text:span text:style-name="T43">У них оружие и всё такое. В руках негритоса должна быть только одна вещь </text:span><text:span text:style-name="T18">веник</text:span><text:span text:style-name="T43">!</text:span></text:p>
      <text:p text:style-name="P29">Марви хмурится: «Ну ты жа не ждёшь от нас, што ща пойдём с табой туда. <text:span text:style-name="T44">Магём те разаснить как туда, таваришш, но ты </text:span><text:span text:style-name="T19">ч</text:span><text:span text:style-name="T20">о</text:span><text:span text:style-name="T19">кнутый</text:span><text:span text:style-name="T44"> идти туда <text:s/>одиночкой. Чё те не падаждать? Атака ж пойдёт в полночь, ага? Оно те нада? Жди!</text:span></text:p>
      <text:p text:style-name="P16">– <text:span text:style-name="T45">Необходимо собрать информацию заранее,</text:span>– <text:span text:style-name="T45">с лицом для игры в покер, для покера, хорошо, хорошо...</text:span>– <text:span text:style-name="T46">не вам мне говорить насколько это важно...</text:span>– <text:span text:style-name="T47">полная полспудных смыслов пауза Лугоши,</text:span>– … <text:span text:style-name="T47">для </text:span><text:span text:style-name="T21">всех</text:span><text:span text:style-name="T47"> нас.</text:span></text:p>
      <text:p text:style-name="P17">– <text:span text:style-name="T48">Так что ему говорят где базируются </text:span><text:span text:style-name="T22">Schwarzkommando</text:span><text:span text:style-name="T48"> и подвозят до города, где бизнесмены подхватывают пару охочих </text:span><text:span text:style-name="T22">Fräuleins </text:span><text:span text:style-name="T49">и укатывают в сторону заката. Слотроп стоит в их выхлопных газах, бормочет:</text:span></text:p>
      <text:p text:style-name="P18">– <text:span text:style-name="T50">В следующий раз нарвёшься уже не на бисквитный торт, ты, жопа с ручкой….</text:span></text:p>
      <text:p text:style-name="P30">Ему потребовался <text:s/>час, чтобы доьраться до лагеря пешком <text:span text:style-name="T51">через широкие луга, чй цвет становится всё глубже словно пропитываясь зелёной краской в своей дрёме… он различает тени каждой былинки тянущиеся общей тенью к востоку… чисто молочный свет всплывает колокольным изгибом повыше почти зашедшего солнца, прозрачно белая плоть, растворяющаяся через множество оттенком голубого, от порохового до тёмно стального в зените… почему он тут, зачем ему это? Это тоже идея Урсулы лемминга, мешаться в личные разборки посторонних людей, когда ему надо… не важно что… эх….</text:span></text:p>
      <text:p text:style-name="P31">Да! да что сталось с Imipolex G, с тем всем Джамфом, а и <text:span text:style-name="T52">с тем S-Gerät, тут нужен твёрдый глаз непредвзятого наблюдателя, да идти в одиночку против всех и вся, отомстить за моего друга, которого Они убили, забрать мои Удостоверения и найти тот кусок загадочной детали но сейчас это о ПРОСТО КАК—</text:span></text:p>
      <text:p text:style-name="P5"/>
      <text:p text:style-name="P37">ИСКА-АТЬ ИГОЛКУ В СТОГУ СЕ-Е-Е-НА!</text:p>
      <text:p text:style-name="P38">Ссссс<text:span text:style-name="T1">—</text:span>смотривинфракаких-то лучах полнолуния,</text:p>
      <text:p text:style-name="P38">(Что-то) ухватит тебяаааа!</text:p>
      <text:p text:style-name="P32"/>
      <text:p text:style-name="P33">Ноги ш<text:span text:style-name="T53">ушукаются</text:span> сквозь травы и растительность лугов, <text:span text:style-name="T53">напевают в точности в той бездыханной, запрокинутой манере Фреда Эстейра, когда тот взвешивал свои шансы когда-либо снова найти Джинджер Роджерс по эту сторону их грациозной смертности….</text:span></text:p>
      <text:p text:style-name="P40">Затем, резко переключается обратно— нет нет, погоди, тебе ж надо трезво спланировать, прикинуть <text:s/>возможные варианты, определить цели в этот критический поворотный момент своей... </text:p>
      <text:p text:style-name="P34">Йа<text:span text:style-name="T1">—</text:span><text:span text:style-name="T9">та-та</text:span>, <text:span text:style-name="T54">ИСКА-АТЬ ИГОЛКУ В СТО—</text:span></text:p>
      <text:p text:style-name="P35">Нетнетнетнет <text:span text:style-name="T55">брось, Джексон, перестань дурить, надо </text:span><text:span text:style-name="T23">сосредоточиться</text:span><text:span text:style-name="T55">…. Теперь про S-Gerät—Окей, если получится найти S-Gerät и как Джамф вписывается во всё это, если смогу узнать, да да теперь Imipolex… <text:s/></text:span></text:p>
      <text:p text:style-name="P34"/>
      <text:p text:style-name="P39">—<text:span text:style-name="T56">в поисках (хм-м) полного шафраном погребка…</text:span></text:p>
      <text:p text:style-name="P19"/>
      <text:p text:style-name="P36"><text:soft-page-break/>О…</text:p>
      <text:p text:style-name="P42">И в этот примерно момент, <text:span text:style-name="T57">словно просто кто-то очень захотел и заставил появиться, возникает один-единственный укол иглой в небе: первая звезда. </text:span></text:p>
      <text:p text:style-name="P43">Пусть я успею предупредить их вовремя.</text:p>
      <text:p text:style-name="P44">Они переняли Слотропа между деревьев, <text:span text:style-name="T58">тощие, бородатые, чёрные—они приводят его к кострам, где кто-то играет на пальцевой арфе, дека выточена из куска Германской сосны, а булавками обрезки рессор Фольксвагена. Женщины в белых ситцевых юбках с узором из синих цветов, в белых блузах, плетёных передниках, и чёрных платках заняты с кастрюлями и жаровниками. На некоторых ожерелья из кусочков страусиных яиц с ножевыми насечками, красные и синие. Большущий кус говядины проворачивается на деревянном шампуре над костром.</text:span></text:p>
      <text:p text:style-name="P45">Енцина тут нет, но <text:span text:style-name="T59">есть Андреас Орукамбе, нервный как туго натянутый провод, во флотском свитере и армейских штанах. Он помнит Слотропа: «</text:span><text:span text:style-name="T24">Was ist los?</text:span><text:span text:style-name="T59">»</text:span></text:p>
      <text:p text:style-name="P46">Слотроп сообщает: «Собираются напасть в полночь. Не знаю сколько будет, <text:span text:style-name="T60">но может вам лучше <text:s/>уйти».</text:span></text:p>
      <text:p text:style-name="P47">– <text:span text:style-name="T60">Может,</text:span>– <text:span text:style-name="T60">улыбается Андреас,</text:span>– <text:span text:style-name="T60">Ты ел?</text:span></text:p>
      <text:p text:style-name="P56">Спор, уйти или остаться, продолжается за ужином. <text:span text:style-name="T61">Это расходится с тем как в офицерской школе Слотропа учили принимать тактические решения. Похоже тут имеются иные соображения, что-то о чём знают Иреро Зоны, а Слотроп нет.</text:span></text:p>
      <text:p text:style-name="P48">– <text:span text:style-name="T62">Мы должны идти куда идём,</text:span>– <text:span text:style-name="T62">Андреас поясняет ему позже,</text:span>– <text:span text:style-name="T62">куда Мукуру хочет, чтоб мы шли.</text:span></text:p>
      <text:p text:style-name="P49">– <text:span text:style-name="T63">О. О, я думал вы тут что-то ищете, как и все другие. Как насчёт 00000?</text:span></text:p>
      <text:p text:style-name="P50">– <text:span text:style-name="T64">Всё в руках Мукуру. Он прячет это там, где хочет, чтоб мы искали.</text:span></text:p>
      <text:p text:style-name="P51">– <text:span text:style-name="T65">Слушай, у меня ест наводка по тому S-Gerät.</text:span>– <text:span text:style-name="T65">Он пересказывает историю Греты Эрдман</text:span>—<text:span text:style-name="T66">Хит, нефтеперегонный завод, имя Блисеро</text:span>—</text:p>
      <text:p text:style-name="P57"><text:span text:style-name="T9">Это</text:span> прозвучало знакомым звоночком. Грянуло гонгом, фактически. <text:span text:style-name="T67">Все переглядываются. «Так»,– Андреас весьма осторожно,– «это имя того Немца, <text:s/>командира батареи применившей S-Gerät?</text:span></text:p>
      <text:p text:style-name="P52">– <text:span text:style-name="T68">Я не знаю </text:span><text:span text:style-name="T25">применили</text:span><text:span text:style-name="T68"> ли они его. Блисеро отвёз женщину на завод, где его либо собирали, либо изготовили какую-то часть его, из пластика, что называется Imipolex G.</text:span></text:p>
      <text:p text:style-name="P53">– <text:span text:style-name="T69">И она не сказала где именно.</text:span></text:p>
      <text:p text:style-name="P53">– <text:span text:style-name="T70">Только <text:s/>«это был Хит». Попробуйте найти её мужа. Миклош Танац. Он, возможно, видел сам запуск, если это было. Там происходило что-то необычное, но я так и не узнал что.</text:span></text:p>
      <text:p text:style-name="P54">– <text:span text:style-name="T71">Спасибо.</text:span></text:p>
      <text:p text:style-name="P55">– <text:span text:style-name="T71">Не за что. Можете мне кое-что сказать теперь.</text:span>– <text:span text:style-name="T72">Он вытаскивает найденную им мандалу.</text:span>– <text:span text:style-name="T72">Что это значит?</text:span></text:p>
      <text:p text:style-name="P58">Андреас кладёт её на землю, проворачивает, пока К смотрит на северо-восток. «Klar»,<text:span text:style-name="T1">– касается каждой буквы по очереди,– «Entlüftung, это женские буквы. Северные буквы. В наших деревнях женщины жили в хижинах на севернй половине круга, мужчины на южной. Сама деревня была мандалой. Klar это оплодотворение и рождение, <text:s/>Entlüftung дыхание, душа. Zündung и Vorstufe мужские знаки, деятельность, огонь и приготовление, или нарастание. А в центре, вот тут Hauptstufe. Это загородка, где мы держали священный скот. Души предков. То же самое и тут. Рождение, душа, огонь, нарастание. Мужское и женское, вместе. </text:span></text:p>
      <text:p text:style-name="P59">Четыре стабилизатора <text:span text:style-name="T73">Ракеты представляли крест, ещё одна мандала. Номер первый указывал направление куда полетит. Второй для высоты, третий от рысканья и качки, четвёртый для высоты. Каждая из противоположных пар лопаток работала вместе, и двигалась в противоположных смыслах. Противоположности вместе. Теперь понимаешь как <text:s/>мы могли чувствовать что она говорит с нами, пусть даже мы не поднимали её в позицию, чтобы поклоняться стабилизаторам. Но это ожидало нас, когда мы приехали на север, вГерманию, очень давно… даже в растерянности, оторванные от корней, какими мы тогда были, мы </text:span><text:span text:style-name="T26">знали</text:span><text:span text:style-name="T73">, </text:span><text:soft-page-break/><text:span text:style-name="T73">что наша судьба связана с её собственной. Что нас переместила армия Троты для того, чтобы мы нашли Агрегат. </text:span></text:p>
      <text:p text:style-name="P60"><text:span text:style-name="T74">Слотроп отдаёт ему мандалу. Надеется, чт та сработает как мантра, которую Енцин говорил ему когда-то, мба-каере (я обойдён), мба-каере… заклинание против Марви в эту ночь, против Чичерина. Мезуза. Пережить плохую ночь….</text:span></text:p>
      <text:p text:style-name="P60"><draw:frame draw:style-name="fr1" draw:name="Image1" text:anchor-type="paragraph" svg:width="6.9252in" svg:height="0.3661in" draw:z-index="0"><draw:image xlink:href="Pictures/1000000000000B720000009B428C9716555D8079.png" xlink:type="simple" xlink:show="embed" xlink:actuate="onLoad" loext:mime-type="image/png"/></draw:frame><text:span text:style-name="T74"><text:s text:c="2"/></text:span></text:p>
      <text:p text:style-name="P46"/>
      <text:p text:style-name="P36"/>
      <text:p text:style-name="P4"/>
      <text:p text:style-name="P2">– </text:p>
      <text:p text:style-name="P1">—</text:p>
      <text:p text:style-name="P3">‘’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11:15:29.261911676</meta:creation-date>
    <dc:date>2021-04-01T09:40:24.397467546</dc:date>
    <meta:editing-duration>P12DT14H9M25S</meta:editing-duration>
    <meta:editing-cycles>6613</meta:editing-cycles>
    <meta:generator>LibreOffice/6.1.5.2$Linux_X86_64 LibreOffice_project/10$Build-2</meta:generator>
    <meta:document-statistic meta:table-count="0" meta:image-count="1" meta:object-count="0" meta:page-count="5" meta:paragraph-count="59" meta:word-count="2157" meta:character-count="14393" meta:non-whitespace-character-count="12250"/>
  </office:meta>
</office:document-meta>
</file>